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838cm"/>
    </style:style>
    <style:style style:name="gr5" style:family="graphic" style:parent-style-name="standard">
      <style:graphic-properties draw:stroke="none" draw:fill="none" fo:min-height="3.288cm"/>
    </style:style>
    <style:style style:name="gr6" style:family="graphic" style:parent-style-name="standard">
      <style:graphic-properties draw:stroke="none" draw:fill="none" fo:min-height="11.503cm"/>
    </style:style>
    <style:style style:name="gr7" style:family="graphic" style:parent-style-name="standard">
      <style:graphic-properties draw:stroke="none" draw:fill="none" fo:min-height="11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6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6.019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text-properties fo:font-family="0" style:font-family-generic="roman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0" style:font-family-generic="roman" fo:font-size="26pt" style:font-size-asian="26pt" style:font-size-complex="26pt"/>
    </style:style>
    <style:style style:name="P12" style:family="paragraph">
      <style:text-properties fo:font-family="'Ubuntu Mono'" style:font-pitch="fixed" fo:font-size="26pt" fo:font-style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color="#008000" fo:font-family="0" style:font-family-generic="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8080" fo:font-family="0" style:font-family-generic="roman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666666" fo:font-family="0" style:font-family-generic="roman" fo:font-size="22pt" style:font-size-asian="22pt" style:font-size-complex="22pt"/>
    </style:style>
    <style:style style:name="T9" style:family="text">
      <style:text-properties fo:color="#ba2121" fo:font-family="0" style:font-family-generic="roman" fo:font-size="22pt" style:font-size-asian="22pt" style:font-size-complex="22pt"/>
    </style:style>
    <style:style style:name="T10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666666" fo:font-family="0" style:font-family-generic="roman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8000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ba2121" fo:font-family="0" style:font-family-generic="roman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fo:font-family="0" style:font-family-generic="roman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family="0" style:font-family-generic="roman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8000" fo:font-family="0" style:font-family-generic="roman" fo:font-size="22pt" style:font-size-asian="22pt" style:font-size-complex="22pt"/>
    </style:style>
    <style:style style:name="T17" style:family="text">
      <style:text-properties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a2121" style:text-outline="false" style:text-line-through-style="none" fo:font-family="0" style:font-family-generic="roman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family="'Ubuntu Mono'" style:font-pitch="fixe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40808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ba2121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27" style:family="text">
      <style:text-properties style:text-outline="false" style:text-line-through-style="none" fo:font-family="'Ubuntu Mono'" style:font-pitch="fixed" fo:font-size="22pt" fo:font-style="normal" fo:text-shadow="none" style:text-underline-style="none" style:letter-kerning="true" style:font-family-asian="'DejaVu Sans'" style:font-family-generic-asian="system" style:font-pitch-asian="variable" style:font-size-asian="22pt" style:font-style-asian="normal" style:font-family-complex="'Lohit Hindi'" style:font-family-generic-complex="system" style:font-pitch-complex="variable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fo:font-family="0" style:font-family-generic="roman" fo:font-size="22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8000" style:text-outline="false" style:text-line-through-style="none" fo:font-family="0" style:font-family-generic="roman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'Ubuntu Mono'" style:font-pitch="fixed" fo:font-size="26pt" style:font-size-asian="26pt" style:font-size-complex="26pt"/>
    </style:style>
    <style:style style:name="T31" style:family="text">
      <style:text-properties fo:color="#666666" fo:font-family="0" style:font-family-generic="roman" fo:font-size="26pt" style:font-size-asian="26pt" style:font-size-complex="26pt"/>
    </style:style>
    <style:style style:name="T32" style:family="text">
      <style:text-properties fo:color="#ba2121" fo:font-family="0" style:font-family-generic="roman" fo:font-size="26pt" style:font-size-asian="26pt" style:font-size-complex="26pt"/>
    </style:style>
    <style:style style:name="T33" style:family="text">
      <style:text-properties fo:color="#008000" fo:font-family="0" style:font-family-generic="roman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8000" fo:font-family="0" style:font-family-generic="roman" fo:font-size="26pt" style:font-size-asian="26pt" style:font-size-complex="26pt"/>
    </style:style>
    <style:style style:name="T35" style:family="text">
      <style:text-properties fo:color="#008000" fo:font-family="'Ubuntu Mono'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666666" fo:font-family="0" style:font-family-generic="roman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ba2121" fo:font-family="0" style:font-family-generic="roman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408080" fo:font-family="'Ubuntu Mono'" style:font-pitch="fixed" fo:font-size="26pt" fo:font-style="normal" style:font-size-asian="22pt" style:font-style-asian="italic" style:font-size-complex="22pt" style:font-style-complex="italic"/>
    </style:style>
    <style:style style:name="T39" style:family="text">
      <style:text-properties fo:color="#666666" fo:font-family="'Ubuntu Mono'" style:font-pitch="fixed" fo:font-size="26pt" fo:font-style="normal" style:font-size-asian="22pt" style:font-style-asian="italic" style:font-size-complex="22pt" style:font-style-complex="italic"/>
    </style:style>
    <style:style style:name="T40" style:family="text">
      <style:text-properties fo:color="#ba2121" fo:font-family="'Ubuntu Mono'" style:font-pitch="fixed" fo:font-size="26pt" fo:font-style="normal" style:font-size-asian="22pt" style:font-style-asian="italic" style:font-size-complex="22pt" style:font-style-complex="italic"/>
    </style:style>
    <style:style style:name="T41" style:family="text">
      <style:text-properties fo:color="#008000" fo:font-family="0" style:font-family-generic="roman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color="#008000" fo:font-family="0" style:font-family-generic="roman" fo:font-size="26pt" fo:font-style="normal" style:font-size-asian="22pt" style:font-style-asian="italic" style:font-size-complex="22pt" style:font-style-complex="italic"/>
    </style:style>
    <style:style style:name="T43" style:family="text">
      <style:text-properties fo:color="#408080" fo:font-family="0" style:font-family-generic="roman" fo:font-size="26pt" fo:font-style="italic" style:font-size-asian="22pt" style:font-style-asian="italic" style:font-size-complex="22pt" style:font-style-complex="italic"/>
    </style:style>
    <style:style style:name="T44" style:family="text">
      <style:text-properties fo:color="#666666" fo:font-family="0" style:font-family-generic="roman" fo:font-size="26pt" fo:font-style="normal" style:font-size-asian="22pt" style:font-style-asian="italic" style:font-size-complex="22pt" style:font-style-complex="italic"/>
    </style:style>
    <style:style style:name="T45" style:family="text">
      <style:text-properties fo:font-size="18pt"/>
    </style:style>
    <style:style style:name="T46" style:family="text">
      <style:text-properties fo:color="#008000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fo:font-family="'Ubuntu Mono'" style:font-pitch="fixed" fo:font-size="26pt" fo:font-style="normal" style:font-size-asian="22pt" style:font-style-asian="italic" style:font-size-complex="22pt" style:font-style-complex="italic"/>
    </style:style>
    <style:style style:name="T48" style:family="text">
      <style:text-properties fo:color="#008000" fo:font-family="'Ubuntu Mono'" style:font-pitch="fixed" fo:font-size="26pt" fo:font-style="normal" style:font-size-asian="22pt" style:font-style-asian="italic" style:font-size-complex="22pt" style:font-style-complex="italic"/>
    </style:style>
    <style:style style:name="T49" style:family="text">
      <style:text-properties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0" style:family="text">
      <style:text-properties fo:color="#ba2121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1" style:family="text">
      <style:text-properties fo:color="#666666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2" style:family="text">
      <style:text-properties fo:color="#008000" fo:font-family="'Ubuntu Mono'" style:font-pitch="fixed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style:use-window-font-color="true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8000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ba2121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  <text:list-item>
                <text:p text:style-name="P3"><text:span text:style-name="T2">Wish I saw Nathan's talk before I did some of these examples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014cm" svg:height="14.847cm" svg:x="16.972cm" svg:y="6.9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layer="layout" svg:width="15.63cm" svg:height="14.945cm" svg:x="0.462cm" svg:y="6.967cm">
          <draw:text-box>
            <text:p><text:span text:style-name="T5"/></text:p>
            <text:p><text:span text:style-name="T5"><text:tab/></text:span><text:span text:style-name="T5">condition := false</text:span></text:p>
            <text:p><text:span text:style-name="T5"><text:tab/></text:span><text:span text:style-name="T6">for</text:span><text:span text:style-name="T5"> condition {</text:span></text:p>
            <text:p><text:span text:style-name="T5"><text:tab/></text:span><text:span text:style-name="T5"><text:tab/></text:span><text:span text:style-name="T7">// ...</text:span></text:p>
            <text:p><text:span text:style-name="T5"><text:tab/></text:span><text:span text:style-name="T5"><text:tab/></text:span><text:span text:style-name="T5">condition = !condition</text:span></text:p>
            <text:p><text:span text:style-name="T5"><text:tab/></text:span><text:span text:style-name="T5">}</text:span></text:p>
            <text:p><text:span text:style-name="T5"><text:tab/></text:span><text:span text:style-name="T5">reader := bufio.NewReader(os.Stdin)</text:span></text:p>
            <text:p><text:span text:style-name="T5"><text:tab/></text:span><text:span text:style-name="T5">reads := </text:span><text:span text:style-name="T8">0</text:span></text:p>
            <text:p><text:span text:style-name="T5"><text:tab/></text:span><text:span text:style-name="T6">for</text:span><text:span text:style-name="T5"> {</text:span></text:p>
            <text:p><text:span text:style-name="T5"><text:tab/></text:span><text:span text:style-name="T5"><text:tab/></text:span><text:span text:style-name="T5">reads++</text:span></text:p>
            <text:p><text:span text:style-name="T5"><text:tab/></text:span><text:span text:style-name="T5"><text:tab/></text:span><text:span text:style-name="T5">_, err := reader.ReadString(</text:span><text:span text:style-name="T9">'\n'</text:span><text:span text:style-name="T5">);</text:span></text:p>
            <text:p><text:span text:style-name="T5"><text:tab/></text:span><text:span text:style-name="T5"><text:tab/></text:span><text:span text:style-name="T6">if</text:span><text:span text:style-name="T5"> err!=nil {</text:span></text:p>
            <text:p><text:span text:style-name="T5"><text:tab/></text:span><text:span text:style-name="T5"><text:tab/></text:span><text:span text:style-name="T5"><text:tab/></text:span><text:span text:style-name="T6">break</text:span><text:span text:style-name="T5">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Reads: %d\n"</text:span><text:span text:style-name="T5">, reads)</text:span></text:p>
            <text:p><text:span text:style-name="T5"/></text:p>
            <text:p><text:span text:style-name="T5"><text:tab/></text:span></text:p>
          </draw:text-box>
        </draw:frame>
        <draw:frame draw:style-name="gr3" draw:layer="layout" svg:width="11.772cm" svg:height="13.767cm" svg:x="15.776cm" svg:y="6.334cm">
          <draw:text-box>
            <text:p><text:span text:style-name="T5"/></text:p>
            <text:p><text:span text:style-name="T5"><text:tab/></text:span><text:span text:style-name="T5">x := </text:span><text:span text:style-name="T8">10</text:span></text:p>
            <text:p><text:span text:style-name="T5"><text:tab/></text:span><text:span text:style-name="T6">for</text:span><text:span text:style-name="T5"> x &gt; </text:span><text:span text:style-name="T8">0</text:span><text:span text:style-name="T5"> {</text:span></text:p>
            <text:p><text:span text:style-name="T5"><text:tab/></text:span><text:span text:style-name="T5"><text:tab/></text:span><text:span text:style-name="T5">x = x - </text:span><text:span text:style-name="T8">1</text:span></text:p>
            <text:p><text:span text:style-name="T5"><text:tab/></text:span><text:span text:style-name="T5">}</text:span></text:p>
            <text:p><text:span text:style-name="T5"><text:tab/></text:span><text:span text:style-name="T7">// x is 0</text:span></text:p>
            <text:p><text:span text:style-name="T5"><text:tab/></text:span><text:span text:style-name="T5">fmt.Printf(</text:span><text:span text:style-name="T9">"x is %d\n"</text:span><text:span text:style-name="T5">, x)</text:span></text:p>
            <text:p><text:span text:style-name="T5"><text:tab/></text:span></text:p>
            <text:p><text:span text:style-name="T5"><text:tab/></text:span><text:span text:style-name="T7">// maybe you're not sure how</text:span></text:p>
            <text:p><text:span text:style-name="T5"><text:tab/></text:span><text:span text:style-name="T7">// many iterations you need?</text:span></text:p>
            <text:p><text:span text:style-name="T5"><text:tab/></text:span><text:span text:style-name="T5">y := </text:span><text:span text:style-name="T8">100.0</text:span></text:p>
            <text:p><text:span text:style-name="T5"><text:tab/></text:span><text:span text:style-name="T6">for</text:span><text:span text:style-name="T5"> y &gt; </text:span><text:span text:style-name="T8">1</text:span><text:span text:style-name="T5"> {</text:span></text:p>
            <text:p><text:span text:style-name="T5"><text:tab/></text:span><text:span text:style-name="T5"><text:tab/></text:span><text:span text:style-name="T5">y = y / </text:span><text:span text:style-name="T8">3</text:span><text:span text:style-name="T5">;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y is %f\n"</text:span><text:span text:style-name="T5">, y)</text:span></text:p>
            <text:p><text:span text:style-name="T5"><text:tab/></text:span><text:span text:style-name="T7">// y is 0.411522633744856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2.909cm" svg:height="12.384cm" svg:x="15.757cm" svg:y="6.64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19.135cm" svg:height="14.449cm" svg:x="0.33cm" svg:y="7.329cm">
          <draw:text-box>
            <text:p><text:span text:style-name="T10"><text:tab/></text:span><text:span text:style-name="T10">sum := </text:span><text:span text:style-name="T11">0</text:span><text:span text:style-name="T10">;</text:span></text:p>
            <text:p><text:span text:style-name="T10"><text:tab/></text:span><text:span text:style-name="T12">for</text:span><text:span text:style-name="T10"> i := </text:span><text:span text:style-name="T11">0</text:span><text:span text:style-name="T10"> ; i &lt; </text:span><text:span text:style-name="T11">10</text:span><text:span text:style-name="T10">; i++ {</text:span></text:p>
            <text:p><text:span text:style-name="T10"><text:tab/></text:span><text:span text:style-name="T10"><text:tab/></text:span><text:span text:style-name="T10">sum += i;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um is %d\n"</text:span><text:span text:style-name="T10">, sum)</text:span></text:p>
            <text:p><text:span text:style-name="T10"/></text:p>
            <text:p><text:span text:style-name="T10"><text:tab/></text:span><text:span text:style-name="T10">s := </text:span><text:span text:style-name="T13">""</text:span></text:p>
            <text:p><text:span text:style-name="T10"><text:tab/></text:span><text:span text:style-name="T10">s2 := </text:span><text:span text:style-name="T13">"</text:span></text:p>
            <text:p><text:span text:style-name="T10"><text:tab/></text:span><text:span text:style-name="T10">v := []</text:span><text:span text:style-name="T14">string</text:span><text:span text:style-name="T10">{</text:span><text:span text:style-name="T13">"a"</text:span><text:span text:style-name="T10">,</text:span><text:span text:style-name="T13">"b"</text:span><text:span text:style-name="T10">,</text:span><text:span text:style-name="T13">"c"</text:span><text:span text:style-name="T10">}</text:span></text:p>
            <text:p><text:span text:style-name="T10"><text:tab/></text:span><text:span text:style-name="T10">u := </text:span><text:span text:style-name="T12">map</text:span><text:span text:style-name="T10">[</text:span><text:span text:style-name="T14">string</text:span><text:span text:style-name="T10">]</text:span><text:span text:style-name="T14">string</text:span><text:span text:style-name="T10">{</text:span><text:span text:style-name="T13">"A"</text:span><text:span text:style-name="T10">:</text:span><text:span text:style-name="T13">"a"</text:span><text:span text:style-name="T10">, </text:span><text:span text:style-name="T13">"B"</text:span><text:span text:style-name="T10">:</text:span><text:span text:style-name="T13">"b"</text:span><text:span text:style-name="T10">,</text:span><text:span text:style-name="T13">"C"</text:span><text:span text:style-name="T10">:</text:span><text:span text:style-name="T13">"c"</text:span><text:span text:style-name="T10">}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v {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5"/></text:p>
          </draw:text-box>
        </draw:frame>
        <draw:frame draw:style-name="gr3" draw:text-style-name="P7" draw:layer="layout" svg:width="12.646cm" svg:height="11.845cm" svg:x="14.605cm" svg:y="6.855cm">
          <draw:text-box>
            <text:p><text:span text:style-name="T10"><text:tab/></text:span><text:span text:style-name="T12">for</text:span><text:span text:style-name="T10"> key, val := </text:span><text:span text:style-name="T12">range</text:span><text:span text:style-name="T10"> u {</text:span></text:p>
            <text:p><text:span text:style-name="T10"><text:tab/></text:span><text:span text:style-name="T10"><text:tab/></text:span><text:span text:style-name="T10">s += key;</text:span></text:p>
            <text:p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s2 {</text:span></text:p>
            <text:p><text:span text:style-name="T10"><text:tab/></text:span><text:span text:style-name="T10"><text:tab/></text:span><text:span text:style-name="T7">// i is the byte location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</text:span><text:span text:style-name="T14">string</text:span><text:span text:style-name="T10">(val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(note that the </text:span></text:p>
            <text:p><text:span text:style-name="T13"><text:s text:c="7"/></text:span><text:span text:style-name="T13">unique was base-4) [%s]\n"</text:span><text:span text:style-name="T10">,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5.005cm" svg:height="17.735cm" svg:x="12.059cm" svg:y="3.086cm">
          <draw:text-box>
            <text:p><text:span text:style-name="T5"/></text:p>
            <text:p><text:span text:style-name="T5"><text:tab/></text:span><text:span text:style-name="T5">stump := </text:span><text:span text:style-name="T6">map</text:span><text:span text:style-name="T5">[</text:span><text:span text:style-name="T16">string</text:span><text:span text:style-name="T5">]Tree{}</text:span><text:span text:style-name="T5"><text:tab/></text:span></text:p>
            <text:p><text:span text:style-name="T5"/></text:p>
            <text:p><text:span text:style-name="T5"><text:tab/></text:span><text:span text:style-name="T5">tree := Tree{</text:span><text:span text:style-name="T8">0</text:span><text:span text:style-name="T5">,</text:span></text:p>
            <text:p><text:span text:style-name="T5"><text:tab/></text:span><text:span text:style-name="T5"><text:tab/>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9">"a"</text:span><text:span text:style-name="T5">:Tree{</text:span><text:span text:style-name="T8">1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b"</text:span><text:span text:style-name="T5">:Tree{</text:span><text:span text:style-name="T8">2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h"</text:span><text:span text:style-name="T5">:Tree{</text:span><text:span text:style-name="T8">8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i"</text:span><text:span text:style-name="T5">:Tree{</text:span><text:span text:style-name="T8">9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j"</text:span><text:span text:style-name="T5">:Tree{</text:span><text:span text:style-name="T8">10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9">"c"</text:span><text:span text:style-name="T5">:Tree{</text:span><text:span text:style-name="T8">3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d"</text:span><text:span text:style-name="T5">:Tree{</text:span><text:span text:style-name="T8">4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e"</text:span><text:span text:style-name="T5">:Tree{</text:span><text:span text:style-name="T8">5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f"</text:span><text:span text:style-name="T5">:Tree{</text:span><text:span text:style-name="T8">6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g"</text:span><text:span text:style-name="T5">:Tree{</text:span><text:span text:style-name="T8">7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},</text:span></text:p>
            <text:p><text:span text:style-name="T5"><text:tab/></text:span><text:span text:style-name="T5">}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8.65cm" svg:height="9.334cm" svg:x="9.196cm" svg:y="3.34cm">
          <draw:text-box>
            <text:p><text:span text:style-name="T5"/></text:p>
            <text:p><text:span text:style-name="T5"><text:tab/></text:span><text:span text:style-name="T17">fmt.Printf(</text:span><text:span text:style-name="T18">"Treesum %d\n"</text:span><text:span text:style-name="T19">, TreeSum( tree ))</text:span></text:p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</text:span></text:p>
            <text:p><text:span text:style-name="T5"><text:s text:c="6"/></text:span><text:span text:style-name="T5">fmt.Printf(</text:span><text:span text:style-name="T9">"Node value %d\n"</text:span><text:span text:style-name="T5">,t.Value) } 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251cm" svg:height="7.019cm" svg:x="13.559cm" svg:y="13.1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5.412cm" svg:height="14.077cm" svg:x="1.4cm" svg:y="4.343cm">
          <draw:text-box>
            <text:p><text:span text:style-name="T6">type</text:span><text:span text:style-name="T5"> Tree </text:span><text:span text:style-name="T6">struct</text:span><text:span text:style-name="T5"> {</text:span></text:p>
            <text:p><text:span text:style-name="T5"><text:s text:c="4"/></text:span><text:span text:style-name="T5">Value </text:span><text:span text:style-name="T16">int</text:span></text:p>
            <text:p><text:span text:style-name="T5"><text:s text:c="4"/></text:span><text:span text:style-name="T5">Branches </text:span><text:span text:style-name="T6">map</text:span><text:span text:style-name="T5">[</text:span><text:span text:style-name="T16">string</text:span><text:span text:style-name="T5">]Tree</text:span></text:p>
            <text:p><text:span text:style-name="T5">}</text:span></text:p>
            <text:p><text:span text:style-name="T5"/></text:p>
            <text:p><text:span text:style-name="T5"/></text:p>
            <text:p><text:span text:style-name="T6">func</text:span><text:span text:style-name="T5"> TreeSum( tree Tree ) </text:span><text:span text:style-name="T16">int</text:span><text:span text:style-name="T5"> <text:s/>{</text:span></text:p>
            <text:p><text:span text:style-name="T5"><text:tab/></text:span><text:span text:style-name="T5">sum := tree.Value;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tree.Branches {</text:span></text:p>
            <text:p><text:span text:style-name="T5"><text:tab/></text:span><text:span text:style-name="T5"><text:tab/></text:span><text:span text:style-name="T5">sum += TreeSum(val)</text:span></text:p>
            <text:p><text:span text:style-name="T5"><text:tab/></text:span><text:span text:style-name="T5">}</text:span></text:p>
            <text:p><text:span text:style-name="T5"><text:tab/></text:span><text:span text:style-name="T6">return</text:span><text:span text:style-name="T5"> sum;</text:span></text:p>
            <text:p><text:span text:style-name="T5">}</text:span></text:p>
            <text:p><text:span text:style-name="T5"/></text:p>
            <text:p><text:span text:style-name="T20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18.188cm" svg:height="6.73cm" svg:x="13.559cm" svg:y="13.149cm">
          <draw:text-box>
            <text:p><text:span text:style-name="T6">func</text:span><text:span text:style-name="T5"> TreeWalker( tree Tree, </text:span></text:p>
            <text:p><text:span text:style-name="T5"><text:s text:c="18"/></text:span><text:span text:style-name="T5">f </text:span><text:span text:style-name="T6">func</text:span><text:span text:style-name="T5">(Tree) ) <text:s/>{</text:span></text:p>
            <text:p><text:span text:style-name="T5"><text:tab/></text:span><text:span text:style-name="T5">f(tree)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</text:span></text:p>
            <text:p><text:span text:style-name="T5"><text:s text:c="19"/></text:span><text:span text:style-name="T5">tree.Branches {</text:span></text:p>
            <text:p><text:span text:style-name="T5"><text:tab/></text:span><text:span text:style-name="T5"><text:tab/></text:span><text:span text:style-name="T5">TreeWalker(val,f)</text:span></text:p>
            <text:p><text:span text:style-name="T5"><text:tab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1.845cm" svg:x="5.695cm" svg:y="5.03cm">
          <draw:text-box>
            <text:p><text:span text:style-name="T5"/></text:p>
            <text:p><text:span text:style-name="T6">type</text:span><text:span text:style-name="T5"> iInt </text:span><text:span text:style-name="T16">int</text:span></text:p>
            <text:p><text:span text:style-name="T5"/></text:p>
            <text:p><text:span text:style-name="T6">func</text:span><text:span text:style-name="T5"> (max iInt) Iter () &lt;-</text:span><text:span text:style-name="T6">chan</text:span><text:span text:style-name="T5"> iInt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iInt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m := </text:span><text:span text:style-name="T16">int</text:span><text:span text:style-name="T5">(max)</text:span></text:p>
            <text:p><text:span text:style-name="T5"><text:tab/></text:span><text:span text:style-name="T5"><text:tab/></text:span><text:span text:style-name="T6">for</text:span><text:span text:style-name="T5"> i := </text:span><text:span text:style-name="T8">0</text:span><text:span text:style-name="T5">; i &lt;= m; i++ {</text:span></text:p>
            <text:p><text:span text:style-name="T5"><text:tab/></text:span><text:span text:style-name="T5"><text:tab/></text:span><text:span text:style-name="T5"><text:tab/></text:span><text:span text:style-name="T5">ch &lt;- iInt(i)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3.395cm" svg:x="5.695cm" svg:y="5.03cm">
          <draw:text-box>
            <text:p><text:span text:style-name="T5"/></text:p>
            <text:p><text:span text:style-name="T6">func</text:span><text:span text:style-name="T5"> TreeIter( tree Tree ) &lt;-</text:span><text:span text:style-name="T6">chan</text:span><text:span text:style-name="T5"> Tree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Tree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TreeWalker( tree, </text:span><text:span text:style-name="T6">func</text:span><text:span text:style-name="T5">(t Tree) {</text:span></text:p>
            <text:p><text:span text:style-name="T5"><text:tab/></text:span><text:span text:style-name="T5"><text:tab/></text:span><text:span text:style-name="T5"><text:tab/></text:span><text:span text:style-name="T5">ch &lt;- t</text:span></text:p>
            <text:p><text:span text:style-name="T5"><text:tab/></text:span><text:span text:style-name="T5"><text:tab/></text:span><text:span text:style-name="T5">})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  <text:p><text:span text:style-name="T5"/></text:p>
            <text:p><text:span text:style-name="T6">func</text:span><text:span text:style-name="T5"> (tree Tree) Iter() &lt;-</text:span><text:span text:style-name="T6">chan</text:span><text:span text:style-name="T5"> Tree {</text:span></text:p>
            <text:p><text:span text:style-name="T5"><text:tab/></text:span><text:span text:style-name="T6">return</text:span><text:span text:style-name="T5"> TreeIter( tree )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23.377cm" svg:height="10.977cm" svg:x="2.827cm" svg:y="5.03cm">
          <draw:text-box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fmt.Printf(</text:span><text:span text:style-name="T9">"Node value %d\n"</text:span><text:span text:style-name="T5">,t.Value) } )</text:span></text:p>
            <text:p><text:span text:style-name="T5"/></text:p>
            <text:p><text:span text:style-name="T5"><text:tab/></text:span><text:span text:style-name="T6">for</text:span><text:span text:style-name="T5"> tree := </text:span><text:span text:style-name="T6">range</text:span><text:span text:style-name="T5"> tree.Iter() {</text:span></text:p>
            <text:p><text:span text:style-name="T5"><text:tab/></text:span><text:span text:style-name="T5"><text:tab/></text:span><text:span text:style-name="T5">fmt.Printf(</text:span><text:span text:style-name="T9">"Now via Iter Node value %d\n"</text:span><text:span text:style-name="T5">,tree.Value)</text:span></text:p>
            <text:p><text:span text:style-name="T5"><text:tab/>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7.375cm" svg:height="4.247cm" svg:x="12.082cm" svg:y="6.2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3" draw:text-style-name="P8" draw:layer="layout" svg:width="17.249cm" svg:height="14.759cm" svg:x="0.55cm" svg:y="6.392cm">
          <draw:text-box>
            <text:p><text:span text:style-name="T12">type</text:span><text:span text:style-name="T10"> StringIterator </text:span><text:span text:style-name="T12">struct</text:span><text:span text:style-name="T10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0"/></text:p>
            <text:p><text:span text:style-name="T10">// http://ewencp.org/blog/golang-iterators/</text:span></text:p>
            <text:p><text:span text:style-name="T12">func</text:span><text:span text:style-name="T10"> (si *StringIterator) Next() bool {</text:span></text:p>
            <text:p><text:span text:style-name="T10"><text:tab/></text:span><text:span text:style-name="T10">si.current++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2">func</text:span><text:span text:style-name="T10"> (si *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3"/></text:p>
          </draw:text-box>
        </draw:frame>
        <draw:frame draw:style-name="gr5" draw:text-style-name="P9" draw:layer="layout" svg:width="20.781cm" svg:height="4.405cm" svg:x="12.082cm" svg:y="6.278cm">
          <draw:text-box>
            <text:p><text:span text:style-name="T12">func</text:span><text:span text:style-name="T10"> Iterator(s </text:span><text:span text:style-name="T14">string</text:span><text:span text:style-name="T10">) *StringIterator {</text:span></text:p>
            <text:p><text:span text:style-name="T10"><text:tab/></text:span><text:span text:style-name="T12">return</text:span><text:span text:style-name="T10"> &amp;StringIterator{</text:span></text:p>
            <text:p><text:span text:style-name="T10"><text:s text:c="9"/></text:span><text:span text:style-name="T10">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2.338cm" svg:height="15.038cm" svg:x="2.857cm" svg:y="6.483cm">
          <draw:text-box>
            <text:p><text:span text:style-name="T12">type</text:span><text:span text:style-name="T24"> EvenStringIterator </text:span><text:span text:style-name="T12">struct</text:span><text:span text:style-name="T24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2">func</text:span><text:span text:style-name="T10"> (si *EvenStringIterator) Next() bool {</text:span></text:p>
            <text:p><text:span text:style-name="T10"><text:tab/></text:span><text:span text:style-name="T10">si.current += </text:span><text:span text:style-name="T11">2</text:span><text:span text:style-name="T10">;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0"/></text:p>
            <text:p><text:span text:style-name="T12">func</text:span><text:span text:style-name="T10"> (si *Even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2">func</text:span><text:span text:style-name="T10"> EvenIterator(s </text:span><text:span text:style-name="T14">string</text:span><text:span text:style-name="T10">) *EvenStringIterator {</text:span></text:p>
            <text:p><text:span text:style-name="T10"><text:tab/></text:span><text:span text:style-name="T12">return</text:span><text:span text:style-name="T10"> &amp;EvenStringIterator{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5.541cm" svg:height="11.753cm" svg:x="2.857cm" svg:y="6.483cm">
          <draw:text-box>
            <text:p><text:span text:style-name="T12"><text:tab/></text:span><text:span text:style-name="T12">si := Iterator(s)</text:span></text:p>
            <text:p><text:span text:style-name="T12"><text:tab/></text:span><text:span text:style-name="T12">for si.Next() {</text:span></text:p>
            <text:p><text:span text:style-name="T12"><text:tab/></text:span><text:span text:style-name="T12"><text:tab/></text:span><text:span text:style-name="T12">fmt.Printf(</text:span><text:span text:style-name="T25">"String val! %s\n"</text:span><text:span text:style-name="T12">, si.Value())</text:span></text:p>
            <text:p><text:span text:style-name="T12"><text:tab/></text:span><text:span text:style-name="T12">}</text:span></text:p>
            <text:p><text:span text:style-name="T12"/></text:p>
            <text:p><text:span text:style-name="T12"><text:tab/></text:span><text:span text:style-name="T12">si2 := EvenIterator(s)</text:span></text:p>
            <text:p><text:span text:style-name="T12"><text:tab/></text:span><text:span text:style-name="T12">for si2.Next() {</text:span></text:p>
            <text:p><text:span text:style-name="T12"><text:tab/></text:span><text:span text:style-name="T12"><text:tab/></text:span><text:span text:style-name="T12">fmt.Printf(</text:span><text:span text:style-name="T25">"Even String val! %s\n"</text:span><text:span text:style-name="T12">, si2.Value())</text:span></text:p>
            <text:p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p><text:span text:style-name="T26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013cm" svg:height="14.945cm" svg:x="0.469cm" svg:y="5.315cm">
          <draw:text-box>
            <text:p><text:span text:style-name="T12">func</text:span><text:span text:style-name="T10"> intIntMap( iarr []</text:span><text:span text:style-name="T14">int</text:span><text:span text:style-name="T10">, cb (</text:span><text:span text:style-name="T12">func</text:span><text:span text:style-name="T10">(</text:span><text:span text:style-name="T14">int</text:span><text:span text:style-name="T10">) </text:span><text:span text:style-name="T14">int</text:span><text:span text:style-name="T10">)) []</text:span><text:span text:style-name="T14">int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int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>// MACROS??? GENERICS???</text:span></text:p>
            <text:p><text:span text:style-name="T12">func</text:span><text:span text:style-name="T10"> strStrMap( iarr []</text:span><text:span text:style-name="T14">string</text:span><text:span text:style-name="T10">, cb (</text:span><text:span text:style-name="T12">func</text:span><text:span text:style-name="T10">(</text:span><text:span text:style-name="T14">string</text:span><text:span text:style-name="T10">) </text:span><text:span text:style-name="T14">string</text:span><text:span text:style-name="T10">)) []</text:span><text:span text:style-name="T14">string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string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0.281cm" svg:height="16.092cm" svg:x="0.469cm" svg:y="5.315cm">
          <draw:text-box>
            <text:p><text:span text:style-name="T10"><text:tab/></text:span><text:span text:style-name="T10">v2 := []</text:span><text:span text:style-name="T14">int</text:span><text:span text:style-name="T10">{</text:span><text:span text:style-name="T11">1</text:span><text:span text:style-name="T10">,</text:span><text:span text:style-name="T11">2</text:span><text:span text:style-name="T10">,</text:span><text:span text:style-name="T11">3</text:span><text:span text:style-name="T10">,</text:span><text:span text:style-name="T11">4</text:span><text:span text:style-name="T10">,</text:span><text:span text:style-name="T11">5</text:span><text:span text:style-name="T10">,</text:span><text:span text:style-name="T11">6</text:span><text:span text:style-name="T10">,</text:span><text:span text:style-name="T11">7</text:span><text:span text:style-name="T10">,</text:span><text:span text:style-name="T11">8</text:span><text:span text:style-name="T10">}</text:span></text:p>
            <text:p><text:span text:style-name="T10"><text:tab/></text:span><text:span text:style-name="T10">inc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</text:span><text:span text:style-name="T11">1</text:span><text:span text:style-name="T10"> + x }</text:span></text:p>
            <text:p><text:span text:style-name="T10"><text:tab/></text:span><text:span text:style-name="T10">sqr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x * x }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:= intIntMap(v2, inc)</text:span></text:p>
            <text:p><text:span text:style-name="T10"><text:tab/></text:span><text:span text:style-name="T10">fmt.Printf(</text:span><text:span text:style-name="T13">"inc v2: [%v] v3: [%v]\n"</text:span><text:span text:style-name="T10">,v2,v3)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= intIntMap(v2, sqr)</text:span></text:p>
            <text:p><text:span text:style-name="T10"><text:tab/></text:span><text:span text:style-name="T10">fmt.Printf(</text:span><text:span text:style-name="T13">"sqr v2: [%v] v3: [%v]\n"</text:span><text:span text:style-name="T10">,v2,v3)</text:span></text:p>
            <text:p><text:span text:style-name="T10"><text:tab/></text:span></text:p>
            <text:p><text:span text:style-name="T10"><text:tab/></text:span><text:span text:style-name="T10">basename := </text:span><text:span text:style-name="T12">func</text:span><text:span text:style-name="T10">(path </text:span><text:span text:style-name="T14">string</text:span><text:span text:style-name="T10">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sp := strings.Split(path,</text:span><text:span text:style-name="T13">"/"</text:span><text:span text:style-name="T10">)</text:span></text:p>
            <text:p><text:span text:style-name="T10"><text:tab/></text:span><text:span text:style-name="T10"><text:tab/></text:span><text:span text:style-name="T12">return</text:span><text:span text:style-name="T10">(sp[</text:span><text:span text:style-name="T14">len</text:span><text:span text:style-name="T10">(sp) - </text:span><text:span text:style-name="T11">1</text:span><text:span text:style-name="T10">])</text:span></text:p>
            <text:p><text:span text:style-name="T10"><text:tab/></text:span><text:span text:style-name="T10">}</text:span></text:p>
            <text:p><text:span text:style-name="T10"><text:tab/></text:span><text:span text:style-name="T10">vs := []</text:span><text:span text:style-name="T14">string</text:span><text:span text:style-name="T10">{</text:span><text:span text:style-name="T13">"/home"</text:span><text:span text:style-name="T10">,</text:span><text:span text:style-name="T13">"/file"</text:span><text:span text:style-name="T10">, </text:span><text:span text:style-name="T13">"/usr/local"</text:span><text:span text:style-name="T10">}</text:span></text:p>
            <text:p><text:span text:style-name="T10"><text:tab/></text:span><text:span text:style-name="T10">vs2 := strStrMap( vs, basename )</text:span></text:p>
            <text:p><text:span text:style-name="T10"><text:tab/></text:span><text:span text:style-name="T10">fmt.Printf(</text:span><text:span text:style-name="T13">"basename vs: [%v] vs2: [%v]\n"</text:span><text:span text:style-name="T10">,vs,vs2)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502cm" svg:height="7.598cm" svg:x="0.469cm" svg:y="5.315cm">
          <draw:text-box>
            <text:p><text:span text:style-name="T10"><text:tab/></text:span><text:span text:style-name="T10">urls := []</text:span><text:span text:style-name="T14">string</text:span><text:span text:style-name="T10">{</text:span><text:span text:style-name="T13">"http://cbc.ca"</text:span><text:span text:style-name="T10">, </text:span><text:span text:style-name="T13">"http://gc.ca"</text:span><text:span text:style-name="T10">, </text:span><text:span text:style-name="T13">"http://alberta.ca"</text:span><text:span text:style-name="T10">}</text:span><text:span text:style-name="T10"><text:tab/></text:span></text:p>
            <text:p><text:span text:style-name="T10"><text:tab/></text:span><text:span text:style-name="T10">status := </text:span><text:span text:style-name="T12">func</text:span><text:span text:style-name="T10">( uri </text:span><text:span text:style-name="T14">string</text:span><text:span text:style-name="T10"> 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resp, _ := http.Get(uri)</text:span><text:span text:style-name="T10"><text:tab/></text:span><text:span text:style-name="T10"><text:tab/></text:span></text:p>
            <text:p><text:span text:style-name="T10"><text:tab/></text:span><text:span text:style-name="T10"><text:tab/></text:span><text:span text:style-name="T12">return</text:span><text:span text:style-name="T10">(resp.Status)</text:span></text:p>
            <text:p><text:span text:style-name="T10"><text:tab/></text:span><text:span text:style-name="T10">}</text:span></text:p>
            <text:p><text:span text:style-name="T10"/></text:p>
            <text:p><text:span text:style-name="T10"><text:tab/></text:span><text:span text:style-name="T10">statuses := strStrMap(urls, status);</text:span></text:p>
            <text:p><text:span text:style-name="T10"><text:tab/></text:span><text:span text:style-name="T10">fmt.Printf(</text:span><text:span text:style-name="T13">"statuses: %v\n"</text:span><text:span text:style-name="T10">, statuse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282cm" svg:y="3.738cm" presentation:class="outline" presentation:user-transformed="tru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25.374cm" svg:height="11.845cm" svg:x="1.224cm" svg:y="7.383cm">
          <draw:text-box>
            <text:p><text:span text:style-name="T23"/></text:p>
            <text:p><text:span text:style-name="T5"/></text:p>
            <text:p><text:span text:style-name="T5"><text:s/></text:span><text:span text:style-name="T27"><text:tab/></text:span><text:span text:style-name="T27">mySum := </text:span><text:span text:style-name="T28">func</text:span><text:span text:style-name="T17">(l []</text:span><text:span text:style-name="T29">int</text:span><text:span text:style-name="T17">) </text:span><text:span text:style-name="T29">int</text:span><text:span text:style-name="T19"> {</text:span></text:p>
            <text:p><text:span text:style-name="T5"><text:tab/></text:span><text:span text:style-name="T5"><text:tab/></text:span><text:span text:style-name="T5">sum := </text:span><text:span text:style-name="T8">0</text:span></text:p>
            <text:p><text:span text:style-name="T5"><text:tab/></text:span><text:span text:style-name="T5"><text:tab/></text:span><text:span text:style-name="T6">for</text:span><text:span text:style-name="T5"> _,v := </text:span><text:span text:style-name="T6">range</text:span><text:span text:style-name="T5"> l {</text:span></text:p>
            <text:p><text:span text:style-name="T5"><text:tab/></text:span><text:span text:style-name="T5"><text:tab/></text:span><text:span text:style-name="T5"><text:tab/></text:span><text:span text:style-name="T5">sum += v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6">return</text:span><text:span text:style-name="T5">(sum)</text:span></text:p>
            <text:p><text:span text:style-name="T5"><text:tab/></text:span><text:span text:style-name="T5">}</text:span><text:span text:style-name="T5"><text:tab/></text:span></text:p>
            <text:p><text:span text:style-name="T5"><text:tab/></text:span><text:span text:style-name="T5">sumres := mySum( intIntMap(series(</text:span><text:span text:style-name="T8">1</text:span><text:span text:style-name="T5">,</text:span><text:span text:style-name="T8">1000</text:span><text:span text:style-name="T5">),sqr))</text:span></text:p>
            <text:p><text:span text:style-name="T5"><text:tab/></text:span><text:span text:style-name="T5">fmt.Printf(</text:span><text:span text:style-name="T9">"sumres: %v\n"</text:span><text:span text:style-name="T5">, sumres)</text:span></text:p>
            <text:p><text:span text:style-name="T5"><text:tab/></text:span><text:span text:style-name="T5">psumres := mySum(parallelIntIntMap( series(</text:span><text:span text:style-name="T8">1</text:span><text:span text:style-name="T5">,</text:span><text:span text:style-name="T8">1000</text:span><text:span text:style-name="T5">), sqr, </text:span><text:span text:style-name="T8">4</text:span><text:span text:style-name="T5">))</text:span></text:p>
            <text:p><text:span text:style-name="T5"><text:tab/></text:span><text:span text:style-name="T5">fmt.Printf(</text:span><text:span text:style-name="T9">"psumres: %v\n"</text:span><text:span text:style-name="T5">, psumres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7" draw:text-style-name="P8" draw:layer="layout" svg:width="25.815cm" svg:height="11.877cm" svg:x="1.2cm" svg:y="6.4cm">
          <draw:text-box>
            <text:p><text:span text:style-name="T5"/></text:p>
            <text:p><text:span text:style-name="T30">pgets := parallelStrStrMap( urls, status, </text:span><text:span text:style-name="T31">3</text:span><text:span text:style-name="T30">)</text:span></text:p>
            <text:p><text:span text:style-name="T30">fmt.Printf(</text:span><text:span text:style-name="T32">"Stupid examples with URLs %v\n"</text:span><text:span text:style-name="T30">, pgets)</text:span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34.218cm" svg:x="0.201cm" svg:y="5.573cm">
          <draw:text-box>
            <text:p><text:span text:style-name="T33">func</text:span><text:span text:style-name="T30"> parallelIntIntMap( l []</text:span><text:span text:style-name="T34">int</text:span><text:span text:style-name="T30">, f (</text:span><text:span text:style-name="T33">func</text:span><text:span text:style-name="T30">(</text:span><text:span text:style-name="T34">int</text:span><text:span text:style-name="T30">) </text:span><text:span text:style-name="T34">int</text:span><text:span text:style-name="T30">), workers </text:span><text:span text:style-name="T34">int</text:span><text:span text:style-name="T30">) []</text:span><text:span text:style-name="T34">int</text:span><text:span text:style-name="T30"> {</text:span></text:p>
            <text:p><text:span text:style-name="T30"><text:tab/></text:span><text:span text:style-name="T30">chans := </text:span><text:span text:style-name="T34">make</text:span><text:span text:style-name="T30">( [](</text:span><text:span text:style-name="T33">chan</text:span><text:span text:style-name="T30"> []</text:span><text:span text:style-name="T34">int</text:span><text:span text:style-name="T30">), <text:s/>workers )</text:span></text:p>
            <text:p><text:span text:style-name="T30"><text:tab/></text:span><text:span text:style-name="T33">for</text:span><text:span text:style-name="T30"> i := </text:span><text:span text:style-name="T33">range</text:span><text:span text:style-name="T30"> chans {</text:span></text:p>
            <text:p><text:span text:style-name="T30"><text:tab/></text:span><text:span text:style-name="T30"><text:tab/></text:span><text:span text:style-name="T30">chans[i] = </text:span><text:span text:style-name="T34">make</text:span><text:span text:style-name="T30">(</text:span><text:span text:style-name="T33">chan</text:span><text:span text:style-name="T30"> []</text:span><text:span text:style-name="T34">int</text:span><text:span text:style-name="T30">)</text:span></text:p>
            <text:p><text:span text:style-name="T30"><text:tab/></text:span><text:span text:style-name="T30">}</text:span></text:p>
            <text:p><text:span text:style-name="T30"><text:tab/></text:span><text:span text:style-name="T30">unit := </text:span><text:span text:style-name="T34">len</text:span><text:span text:style-name="T30">(l)/workers</text:span></text:p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27.149cm" svg:x="1.965cm" svg:y="3.732cm">
          <draw:text-box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14.46cm" svg:x="2.142cm" svg:y="5.378cm">
          <draw:text-box>
            <text:p><text:span text:style-name="T30"/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text-style-name="P10" draw:layer="layout" svg:width="21.513cm" svg:height="5.164cm" svg:x="2.827cm" svg:y="14.551cm">
          <draw:text-box>
            <text:p><text:span text:style-name="T35"><text:tab/></text:span><text:span text:style-name="T35">vex := []</text:span><text:span text:style-name="T33">int</text:span><text:span text:style-name="T35">{</text:span><text:span text:style-name="T36">1</text:span><text:span text:style-name="T35">,</text:span><text:span text:style-name="T36">2</text:span><text:span text:style-name="T35">,</text:span><text:span text:style-name="T36">3</text:span><text:span text:style-name="T35">,</text:span><text:span text:style-name="T36">4</text:span><text:span text:style-name="T35">,</text:span><text:span text:style-name="T36">5</text:span><text:span text:style-name="T35">,</text:span><text:span text:style-name="T36">6</text:span><text:span text:style-name="T35">,</text:span><text:span text:style-name="T36">7</text:span><text:span text:style-name="T35">,</text:span><text:span text:style-name="T36">8</text:span><text:span text:style-name="T35">,</text:span><text:span text:style-name="T36">9</text:span><text:span text:style-name="T35">};</text:span></text:p>
            <text:p><text:span text:style-name="T35"><text:tab/></text:span><text:span text:style-name="T35">iadd := </text:span><text:span text:style-name="T33">func</text:span><text:span text:style-name="T35">(x, y </text:span><text:span text:style-name="T33">int</text:span><text:span text:style-name="T35">) </text:span><text:span text:style-name="T33">int</text:span><text:span text:style-name="T35"> { </text:span><text:span text:style-name="T33">return</text:span><text:span text:style-name="T35">(x + y) }</text:span></text:p>
            <text:p><text:span text:style-name="T35"><text:tab/></text:span><text:span text:style-name="T35">vexr := intIntReduce(vex, iadd)</text:span></text:p>
            <text:p><text:span text:style-name="T35"><text:tab/></text:span><text:span text:style-name="T35">fmt.Printf(</text:span><text:span text:style-name="T37">"Sum: %v\n"</text:span><text:span text:style-name="T35">, vexr)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draw:style-name="gr8" draw:text-style-name="P11" draw:layer="layout" svg:width="24.565cm" svg:height="10.996cm" svg:x="0.357cm" svg:y="6.585cm">
          <draw:text-box>
            <text:p><text:span text:style-name="T35"><text:tab/></text:span></text:p>
            <text:p><text:span text:style-name="T33">func</text:span><text:span text:style-name="T35"> intIntReduce( iarr []</text:span><text:span text:style-name="T33">int</text:span><text:span text:style-name="T35">, cb (</text:span><text:span text:style-name="T33">func</text:span><text:span text:style-name="T35">(</text:span><text:span text:style-name="T33">int</text:span><text:span text:style-name="T35">,</text:span><text:span text:style-name="T33">int</text:span><text:span text:style-name="T35">) </text:span><text:span text:style-name="T33">int</text:span><text:span text:style-name="T35">))</text:span></text:p>
            <text:p><text:span text:style-name="T35"><text:s text:c="4"/></text:span><text:span text:style-name="T33">int</text:span><text:span text:style-name="T35"> {</text:span></text:p>
            <text:p><text:span text:style-name="T35"><text:tab/></text:span><text:span text:style-name="T35">o := iarr[</text:span><text:span text:style-name="T36">0</text:span><text:span text:style-name="T35">]</text:span></text:p>
            <text:p><text:span text:style-name="T35"><text:tab/></text:span><text:span text:style-name="T35">m := </text:span><text:span text:style-name="T33">len</text:span><text:span text:style-name="T35">(iarr)</text:span></text:p>
            <text:p><text:span text:style-name="T35"><text:tab/></text:span><text:span text:style-name="T33">for</text:span><text:span text:style-name="T35"> i := </text:span><text:span text:style-name="T36">1</text:span><text:span text:style-name="T35">; i &lt; m; i++ {</text:span></text:p>
            <text:p><text:span text:style-name="T35"><text:tab/></text:span><text:span text:style-name="T35"><text:tab/></text:span><text:span text:style-name="T35">o = cb( iarr[i], o)</text:span></text:p>
            <text:p><text:span text:style-name="T35"><text:tab/></text:span><text:span text:style-name="T35">}</text:span></text:p>
            <text:p><text:span text:style-name="T35"><text:tab/></text:span><text:span text:style-name="T33">return</text:span><text:span text:style-name="T35"> o</text:span></text:p>
            <text:p><text:span text:style-name="T35">}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514cm" svg:height="3.927cm" svg:x="-0.735cm" svg:y="8.395cm">
          <draw:text-box>
            <text:p><text:span text:style-name="T38"><text:tab/></text:span><text:span text:style-name="T38">preduced := parallelIntIntMapReduce( series(</text:span><text:span text:style-name="T39">1</text:span><text:span text:style-name="T38">,</text:span><text:span text:style-name="T39">100000000</text:span><text:span text:style-name="T38">), </text:span></text:p>
            <text:p><text:span text:style-name="T38"><text:s text:c="33"/></text:span><text:span text:style-name="T38">sqr, iadd, </text:span><text:span text:style-name="T39">4</text:span><text:span text:style-name="T38">)</text:span></text:p>
            <text:p><text:span text:style-name="T38"><text:tab/></text:span><text:span text:style-name="T38">fmt.Printf(</text:span><text:span text:style-name="T40">"Reduced %v\n"</text:span><text:span text:style-name="T38">, preduced)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3.901cm" svg:height="11.208cm" svg:x="0.912cm" svg:y="5.866cm">
          <draw:text-box>
            <text:p><text:span text:style-name="T41">func</text:span><text:span text:style-name="T38"> parallelIntIntMapReduce( l []</text:span><text:span text:style-name="T42">int</text:span><text:span text:style-name="T38">, </text:span></text:p>
            <text:p><text:span text:style-name="T38"><text:s text:c="9"/></text:span><text:span text:style-name="T38">mapper (</text:span><text:span text:style-name="T41">func</text:span><text:span text:style-name="T38">(</text:span><text:span text:style-name="T42">int</text:span><text:span text:style-name="T38">) </text:span><text:span text:style-name="T42">int</text:span><text:span text:style-name="T38">), </text:span></text:p>
            <text:p><text:span text:style-name="T38"><text:s text:c="9"/></text:span><text:span text:style-name="T38">reducer (</text:span><text:span text:style-name="T41">func</text:span><text:span text:style-name="T38">(</text:span><text:span text:style-name="T42">int</text:span><text:span text:style-name="T38">,</text:span><text:span text:style-name="T42">int</text:span><text:span text:style-name="T38">) </text:span><text:span text:style-name="T42">int</text:span><text:span text:style-name="T38">),workers </text:span><text:span text:style-name="T42">int</text:span><text:span text:style-name="T38">) </text:span><text:span text:style-name="T42">int</text:span><text:span text:style-name="T38"> {</text:span></text:p>
            <text:p><text:span text:style-name="T38"><text:tab/></text:span><text:span text:style-name="T38">chans := </text:span><text:span text:style-name="T42">make</text:span><text:span text:style-name="T38">( [](</text:span><text:span text:style-name="T41">chan</text:span><text:span text:style-name="T38"> </text:span><text:span text:style-name="T42">int</text:span><text:span text:style-name="T38">), <text:s/>workers )</text:span></text:p>
            <text:p><text:span text:style-name="T38"><text:tab/></text:span><text:span text:style-name="T43">//var chans [workers]chan []int</text:span></text:p>
            <text:p><text:span text:style-name="T38"><text:tab/></text:span><text:span text:style-name="T41">for</text:span><text:span text:style-name="T38"> i := </text:span><text:span text:style-name="T41">range</text:span><text:span text:style-name="T38"> chans {</text:span></text:p>
            <text:p><text:span text:style-name="T38"><text:tab/></text:span><text:span text:style-name="T38"><text:tab/></text:span><text:span text:style-name="T38">chans[i] = </text:span><text:span text:style-name="T42">make</text:span><text:span text:style-name="T38">(</text:span><text:span text:style-name="T41">chan</text:span><text:span text:style-name="T38"> </text:span><text:span text:style-name="T42">int</text:span><text:span text:style-name="T38">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text:span text:style-name="T38">unit := </text:span><text:span text:style-name="T42">len</text:span><text:span text:style-name="T38">(l)/workers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708cm" svg:height="15.697cm" svg:x="0.912cm" svg:y="5.866cm">
          <draw:text-box>
            <text:p><text:span text:style-name="T38"><text:tab/></text:span><text:span text:style-name="T41">for</text:span><text:span text:style-name="T38"> i := </text:span><text:span text:style-name="T44">0</text:span><text:span text:style-name="T38"> ; i&lt; workers; i++ {</text:span></text:p>
            <text:p><text:span text:style-name="T38"><text:tab/></text:span><text:span text:style-name="T38"><text:tab/></text:span><text:span text:style-name="T38">mychan := chans[i]</text:span></text:p>
            <text:p><text:span text:style-name="T38"><text:tab/></text:span><text:span text:style-name="T38"><text:tab/></text:span><text:span text:style-name="T38">start := i * unit</text:span></text:p>
            <text:p><text:span text:style-name="T38"><text:tab/></text:span><text:span text:style-name="T38"><text:tab/></text:span><text:span text:style-name="T38">end := (i + </text:span><text:span text:style-name="T44">1</text:span><text:span text:style-name="T38">)*unit</text:span></text:p>
            <text:p><text:span text:style-name="T38"><text:tab/></text:span><text:span text:style-name="T38"><text:tab/></text:span><text:span text:style-name="T41">if</text:span><text:span text:style-name="T38"> end &gt;= </text:span><text:span text:style-name="T42">len</text:span><text:span text:style-name="T38">(l) {</text:span></text:p>
            <text:p><text:span text:style-name="T38"><text:tab/></text:span><text:span text:style-name="T38"><text:tab/></text:span><text:span text:style-name="T38"><text:tab/></text:span><text:span text:style-name="T38">end = </text:span><text:span text:style-name="T42">len</text:span><text:span text:style-name="T38">(l) 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38">subl := l[start:end]</text:span></text:p>
            <text:p><text:span text:style-name="T38"><text:tab/></text:span><text:span text:style-name="T38"><text:tab/></text:span><text:span text:style-name="T38">par := </text:span><text:span text:style-name="T41">func</text:span><text:span text:style-name="T38">(l []</text:span><text:span text:style-name="T42">int</text:span><text:span text:style-name="T38">) {</text:span></text:p>
            <text:p><text:span text:style-name="T38"><text:tab/></text:span><text:span text:style-name="T38"><text:tab/></text:span><text:span text:style-name="T38"><text:tab/></text:span><text:span text:style-name="T38">mychan &lt;- intIntReduce(intIntMap(l, mapper), reducer)</text:span></text:p>
            <text:p><text:span text:style-name="T38"><text:tab/></text:span><text:span text:style-name="T38"><text:tab/></text:span><text:span text:style-name="T38"><text:tab/></text:span><text:span text:style-name="T42">close</text:span><text:span text:style-name="T38">(mychan)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41">go</text:span><text:span text:style-name="T38"> par(subl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0.095cm" svg:height="8.84cm" svg:x="3.087cm" svg:y="7.277cm">
          <draw:text-box>
            <text:p><text:span text:style-name="T38"><text:s text:c="3"/></text:span><text:span text:style-name="T38">reductions := </text:span><text:span text:style-name="T42">make</text:span><text:span text:style-name="T38">( []</text:span><text:span text:style-name="T42">int</text:span><text:span text:style-name="T38">, workers)</text:span></text:p>
            <text:p><text:span text:style-name="T38"><text:tab/></text:span><text:span text:style-name="T41">for</text:span><text:span text:style-name="T38"> i := </text:span><text:span text:style-name="T44">0</text:span><text:span text:style-name="T38">; i &lt; workers; i++ {</text:span></text:p>
            <text:p><text:span text:style-name="T38"><text:tab/></text:span><text:span text:style-name="T38"><text:tab/></text:span><text:span text:style-name="T38">r := &lt;- chans[i]</text:span></text:p>
            <text:p><text:span text:style-name="T38"><text:tab/></text:span><text:span text:style-name="T38"><text:tab/></text:span><text:span text:style-name="T38">reductions[i] = r</text:span></text:p>
            <text:p><text:span text:style-name="T38"><text:tab/></text:span><text:span text:style-name="T38">}</text:span></text:p>
            <text:p><text:span text:style-name="T38"><text:tab/></text:span><text:span text:style-name="T41">return</text:span><text:span text:style-name="T38"> intIntReduce(reductions, reducer)</text:span></text:p>
            <text:p><text:span text:style-name="T38">}</text:span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9" draw:text-style-name="P13" draw:layer="layout" svg:width="1.6cm" svg:height="1.494cm" svg:x="20.4cm" svg:y="15.4cm">
          <text:p text:style-name="P3"><text:span text:style-name="T4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18.4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0.6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2.8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0.8cm" svg:y1="16.8cm" svg:x2="19.6cm" svg:y2="18.2cm">
          <text:p/>
        </draw:line>
        <draw:line draw:style-name="gr10" draw:text-style-name="P3" draw:layer="layout" svg:x1="21.2cm" svg:y1="16.894cm" svg:x2="21.4cm" svg:y2="18cm">
          <text:p/>
        </draw:line>
        <draw:line draw:style-name="gr10" draw:text-style-name="P3" draw:layer="layout" svg:x1="21.8cm" svg:y1="16.6cm" svg:x2="23.8cm" svg:y2="18cm">
          <text:p/>
        </draw:line>
        <draw:frame draw:style-name="gr3" draw:text-style-name="P14" draw:layer="layout" svg:width="1.035cm" svg:height="0.962cm" svg:x="18.8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0.965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3.165cm" svg:y="19.8cm">
          <draw:text-box>
            <text:p><text:span text:style-name="T45">...</text:span></text:p>
          </draw:text-box>
        </draw:frame>
        <draw:line draw:style-name="gr10" draw:text-style-name="P3" draw:layer="layout" svg:x1="18.8cm" svg:y1="19.2cm" svg:x2="18.4cm" svg:y2="20.4cm">
          <text:p/>
        </draw:line>
        <draw:line draw:style-name="gr10" draw:text-style-name="P3" draw:layer="layout" svg:x1="19.6cm" svg:y1="19.2cm" svg:x2="19.835cm" svg:y2="20.4cm">
          <text:p/>
        </draw:line>
        <draw:line draw:style-name="gr10" draw:text-style-name="P3" draw:layer="layout" svg:x1="21cm" svg:y1="19.2cm" svg:x2="20.8cm" svg:y2="20.4cm">
          <text:p/>
        </draw:line>
        <draw:line draw:style-name="gr10" draw:text-style-name="P3" draw:layer="layout" svg:x1="21.6cm" svg:y1="19.2cm" svg:x2="22.2cm" svg:y2="20.4cm">
          <text:p/>
        </draw:line>
        <draw:line draw:style-name="gr10" draw:text-style-name="P3" draw:layer="layout" svg:x1="23.4cm" svg:y1="19.2cm" svg:x2="22.8cm" svg:y2="20.4cm">
          <text:p/>
        </draw:line>
        <draw:line draw:style-name="gr10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use an interface to give some collections Map like ability, but that's irritating</text:p>
              </text:list-item>
            </text:list>
          </draw:text-box>
        </draw:frame>
        <draw:frame draw:style-name="gr3" draw:text-style-name="P12" draw:layer="layout" svg:width="20.344cm" svg:height="10.36cm" svg:x="3.562cm" svg:y="7.99cm">
          <draw:text-box>
            <text:p><text:span text:style-name="T46">type ints []int</text:span></text:p>
            <text:p><text:span text:style-name="T46"/></text:p>
            <text:p><text:span text:style-name="T46"/></text:p>
            <text:p><text:span text:style-name="T46">func (iarr ints) Map(cb (func(E)E)) ([]E) {</text:span></text:p>
            <text:p><text:span text:style-name="T46"><text:tab/></text:span><text:span text:style-name="T46">out := make( []E, len(iarr))</text:span></text:p>
            <text:p><text:span text:style-name="T46"><text:tab/></text:span><text:span text:style-name="T46">for i,v := range iarr {</text:span></text:p>
            <text:p><text:span text:style-name="T46"><text:tab/></text:span><text:span text:style-name="T46"><text:tab/></text:span><text:span text:style-name="T46">out[i] = cb( v )</text:span></text:p>
            <text:p><text:span text:style-name="T46"><text:tab/></text:span><text:span text:style-name="T46">}</text:span></text:p>
            <text:p><text:span text:style-name="T46"><text:tab/></text:span><text:span text:style-name="T46">return out</text:span><text:span text:style-name="T46"><text:tab/></text:span></text:p>
            <text:p><text:span text:style-name="T46">}</text:span></text:p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5.241cm" svg:height="3.254cm" svg:x="1.984cm" svg:y="17.11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use an interface to give some collections Map like ability, but that's irritating</text:p>
              </text:list-item>
            </text:list>
          </draw:text-box>
        </draw:frame>
        <draw:frame draw:style-name="gr3" draw:text-style-name="P12" draw:layer="layout" svg:width="24.035cm" svg:height="12.198cm" svg:x="2.821cm" svg:y="8.229cm">
          <draw:text-box>
            <text:p><text:span text:style-name="T46"><text:tab/></text:span><text:span text:style-name="T46">evex := ints(vex).Map( func(x E) E {</text:span></text:p>
            <text:p><text:span text:style-name="T46"><text:tab/></text:span><text:span text:style-name="T46"><text:tab/></text:span><text:span text:style-name="T46">return (x.(int)+1)</text:span></text:p>
            <text:p><text:span text:style-name="T46"><text:tab/></text:span><text:span text:style-name="T46">})</text:span></text:p>
            <text:p><text:span text:style-name="T46"><text:tab/></text:span><text:span text:style-name="T46">fmt.Printf("Generic Map: %v\n", evex)</text:span></text:p>
            <text:p><text:span text:style-name="T46"><text:tab/></text:span><text:span text:style-name="T46">evex2 := ints(vex).Map( func(x E) E {</text:span></text:p>
            <text:p><text:span text:style-name="T46"><text:tab/></text:span><text:span text:style-name="T46"><text:tab/></text:span><text:span text:style-name="T46">return (float32(x.(int))+1.1)</text:span></text:p>
            <text:p><text:span text:style-name="T46"><text:tab/></text:span><text:span text:style-name="T46">})</text:span></text:p>
            <text:p><text:span text:style-name="T46"><text:tab/></text:span><text:span text:style-name="T46">fmt.Printf("Generic Map: %v\n", evex2)</text:span></text:p>
            <text:p><text:span text:style-name="T46"/></text:p>
            <text:p><text:span text:style-name="T46"/></text:p>
            <text:p><text:span text:style-name="T47">Generic Map: [2 3 4 5 6 7 8 9 10]</text:span></text:p>
            <text:p><text:span text:style-name="T47">Generic Map: [2.1 3.1 4.1 5.1 6.1 7.1 8.1 9.1 10.1]</text:span></text:p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</text:p>
              </text:list-item>
            </text:list>
          </draw:text-box>
        </draw:frame>
        <draw:frame draw:style-name="gr3" draw:text-style-name="P12" draw:layer="layout" svg:width="27.131cm" svg:height="9.441cm" svg:x="0.282cm" svg:y="7.223cm">
          <draw:text-box>
            <text:p><text:span text:style-name="T46">type</text:span><text:span text:style-name="T38"> Mapper </text:span><text:span text:style-name="T46">interface</text:span><text:span text:style-name="T38"> {</text:span><text:span text:style-name="T38"><text:tab/></text:span></text:p>
            <text:p><text:span text:style-name="T38"><text:tab/></text:span><text:span text:style-name="T38">Map( (</text:span><text:span text:style-name="T46">func</text:span><text:span text:style-name="T38">(</text:span><text:span text:style-name="T46">interface</text:span><text:span text:style-name="T38">{})</text:span><text:span text:style-name="T46">interface</text:span><text:span text:style-name="T38">{}) ) ([](</text:span><text:span text:style-name="T46">interface</text:span><text:span text:style-name="T38">{}))</text:span></text:p>
            <text:p><text:span text:style-name="T38">}</text:span></text:p>
            <text:p><text:span text:style-name="T38"/></text:p>
            <text:p><text:span text:style-name="T46">type</text:span><text:span text:style-name="T38"> Reducer </text:span><text:span text:style-name="T46">interface</text:span><text:span text:style-name="T38"> {</text:span><text:span text:style-name="T38"><text:tab/></text:span></text:p>
            <text:p><text:span text:style-name="T38"><text:tab/></text:span><text:span text:style-name="T38">Reduce( (</text:span><text:span text:style-name="T46">func</text:span><text:span text:style-name="T38">(</text:span><text:span text:style-name="T46">interface</text:span><text:span text:style-name="T38">{},</text:span><text:span text:style-name="T46">interface</text:span><text:span text:style-name="T38">{})</text:span><text:span text:style-name="T46">interface</text:span><text:span text:style-name="T38">{}) ) </text:span></text:p>
            <text:p><text:span text:style-name="T38"><text:s text:c="42"/></text:span><text:span text:style-name="T38">(</text:span><text:span text:style-name="T46">interface</text:span><text:span text:style-name="T38">{})</text:span></text:p>
            <text:p><text:span text:style-name="T38">}</text:span></text:p>
            <text:p><text:span text:style-name="T38"/></text:p>
            <text:p><text:span text:style-name="T46">type</text:span><text:span text:style-name="T38"> E </text:span><text:span text:style-name="T46">interface</text:span><text:span text:style-name="T38">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 -&gt; E</text:p>
              </text:list-item>
              <text:list-item>
                <text:p>But can we actually call this?</text:p>
              </text:list-item>
            </text:list>
          </draw:text-box>
        </draw:frame>
        <draw:frame draw:style-name="gr3" draw:text-style-name="P12" draw:layer="layout" svg:width="23.113cm" svg:height="8.522cm" svg:x="2.319cm" svg:y="8.361cm">
          <draw:text-box>
            <text:p><text:span text:style-name="T46">type</text:span><text:span text:style-name="T47"> Collection []E</text:span></text:p>
            <text:p><text:span text:style-name="T46">func</text:span><text:span text:style-name="T47"> (iarr Collection) Map(cb (</text:span><text:span text:style-name="T46">func</text:span><text:span text:style-name="T47">(E)E)) ([]E) {</text:span></text:p>
            <text:p><text:span text:style-name="T47"><text:tab/></text:span><text:span text:style-name="T47">out := </text:span><text:span text:style-name="T48">make</text:span><text:span text:style-name="T47">( []E, </text:span><text:span text:style-name="T48">len</text:span><text:span text:style-name="T47">(iarr))</text:span></text:p>
            <text:p><text:span text:style-name="T47"><text:tab/></text:span><text:span text:style-name="T46">for</text:span><text:span text:style-name="T47"> i,v := </text:span><text:span text:style-name="T46">range</text:span><text:span text:style-name="T47"> iarr {</text:span></text:p>
            <text:p><text:span text:style-name="T47"><text:tab/></text:span><text:span text:style-name="T47"><text:tab/></text:span><text:span text:style-name="T47">out[i] = cb( v )</text:span></text:p>
            <text:p><text:span text:style-name="T47"><text:tab/></text:span><text:span text:style-name="T47">}</text:span></text:p>
            <text:p><text:span text:style-name="T47"><text:tab/></text:span><text:span text:style-name="T46">return</text:span><text:span text:style-name="T47"> out</text:span><text:span text:style-name="T47"><text:tab/></text:span></text:p>
            <text:p><text:span text:style-name="T47">}</text:span></text:p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 -&gt; E</text:p>
              </text:list-item>
              <text:list-item>
                <text:p>But can we actually call this?</text:p>
              </text:list-item>
            </text:list>
          </draw:text-box>
        </draw:frame>
        <draw:frame draw:style-name="gr3" draw:text-style-name="P12" draw:layer="layout" svg:width="23.113cm" svg:height="8.522cm" svg:x="2.319cm" svg:y="8.361cm">
          <draw:text-box>
            <text:p><text:span text:style-name="T46">type</text:span><text:span text:style-name="T47"> Collection []E</text:span></text:p>
            <text:p><text:span text:style-name="T46">func</text:span><text:span text:style-name="T47"> (iarr Collection) Map(cb (</text:span><text:span text:style-name="T46">func</text:span><text:span text:style-name="T47">(E)E)) ([]E) {</text:span></text:p>
            <text:p><text:span text:style-name="T47"><text:tab/></text:span><text:span text:style-name="T47">out := </text:span><text:span text:style-name="T48">make</text:span><text:span text:style-name="T47">( []E, </text:span><text:span text:style-name="T48">len</text:span><text:span text:style-name="T47">(iarr))</text:span></text:p>
            <text:p><text:span text:style-name="T47"><text:tab/></text:span><text:span text:style-name="T46">for</text:span><text:span text:style-name="T47"> i,v := </text:span><text:span text:style-name="T46">range</text:span><text:span text:style-name="T47"> iarr {</text:span></text:p>
            <text:p><text:span text:style-name="T47"><text:tab/></text:span><text:span text:style-name="T47"><text:tab/></text:span><text:span text:style-name="T47">out[i] = cb( v )</text:span></text:p>
            <text:p><text:span text:style-name="T47"><text:tab/></text:span><text:span text:style-name="T47">}</text:span></text:p>
            <text:p><text:span text:style-name="T47"><text:tab/></text:span><text:span text:style-name="T46">return</text:span><text:span text:style-name="T47"> out</text:span><text:span text:style-name="T47"><text:tab/></text:span></text:p>
            <text:p><text:span text:style-name="T47">}</text:span></text:p>
            <text:p><text:span text:style-name="T4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901cm" svg:height="13.117cm" svg:x="2.319cm" svg:y="8.361cm">
          <draw:text-box>
            <text:p><text:span text:style-name="T49"><text:tab/></text:span><text:span text:style-name="T49">svex := []</text:span><text:span text:style-name="T46">string</text:span><text:span text:style-name="T49">{</text:span><text:span text:style-name="T50">"a"</text:span><text:span text:style-name="T49">,</text:span><text:span text:style-name="T50">"b"</text:span><text:span text:style-name="T49">,</text:span><text:span text:style-name="T50">"c"</text:span><text:span text:style-name="T49">}</text:span></text:p>
            <text:p><text:span text:style-name="T49"><text:tab/></text:span><text:span text:style-name="T49">sout := collection(s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(x.(</text:span><text:span text:style-name="T46">string</text:span><text:span text:style-name="T49">) + x.(</text:span><text:span text:style-name="T46">string</text:span><text:span text:style-name="T49">))</text:span></text:p>
            <text:p><text:span text:style-name="T49"><text:tab/></text:span><text:span text:style-name="T49">})</text:span><text:span text:style-name="T49"><text:tab/></text:span></text:p>
            <text:p><text:span text:style-name="T49"><text:tab/></text:span><text:span text:style-name="T49">fmt.Printf(</text:span><text:span text:style-name="T50">"Generic Map w/ String: %v\n"</text:span><text:span text:style-name="T49">, sout)</text:span></text:p>
            <text:p><text:span text:style-name="T49"><text:tab/></text:span><text:span text:style-name="T49">sout2 := collection(s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</text:span><text:span text:style-name="T46">len</text:span><text:span text:style-name="T49">(x.(</text:span><text:span text:style-name="T46">string</text:span><text:span text:style-name="T49">))</text:span></text:p>
            <text:p><text:span text:style-name="T49"><text:tab/></text:span><text:span text:style-name="T49">})</text:span></text:p>
            <text:p><text:span text:style-name="T49"><text:tab/></text:span><text:span text:style-name="T49">fmt.Printf(</text:span><text:span text:style-name="T50">"Generic Map w/ String: %v\n"</text:span><text:span text:style-name="T49">, sout2)</text:span></text:p>
            <text:p><text:span text:style-name="T49"><text:tab/></text:span><text:span text:style-name="T49">evex3 := collection(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(x.(</text:span><text:span text:style-name="T46">int</text:span><text:span text:style-name="T49">)+</text:span><text:span text:style-name="T51">1</text:span><text:span text:style-name="T49">)</text:span></text:p>
            <text:p><text:span text:style-name="T49"><text:tab/></text:span><text:span text:style-name="T49">})</text:span></text:p>
            <text:p><text:span text:style-name="T49"><text:tab/></text:span><text:span text:style-name="T49">fmt.Printf(</text:span><text:span text:style-name="T50">"Generic Map: %v\n"</text:span><text:span text:style-name="T49">, evex3)</text:span></text:p>
            <text:p><text:span text:style-name="T4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901cm" svg:height="13.117cm" svg:x="2.319cm" svg:y="8.361cm">
          <draw:text-box>
            <text:p><text:span text:style-name="T49"><text:tab/></text:span><text:span text:style-name="T49">svex := []</text:span><text:span text:style-name="T46">string</text:span><text:span text:style-name="T49">{</text:span><text:span text:style-name="T50">"a"</text:span><text:span text:style-name="T49">,</text:span><text:span text:style-name="T50">"b"</text:span><text:span text:style-name="T49">,</text:span><text:span text:style-name="T50">"c"</text:span><text:span text:style-name="T49">}</text:span></text:p>
            <text:p><text:span text:style-name="T49"><text:tab/></text:span><text:span text:style-name="T49">sout := collection(s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(x.(</text:span><text:span text:style-name="T46">string</text:span><text:span text:style-name="T49">) + x.(</text:span><text:span text:style-name="T46">string</text:span><text:span text:style-name="T49">))</text:span></text:p>
            <text:p><text:span text:style-name="T49"><text:tab/></text:span><text:span text:style-name="T49">})</text:span><text:span text:style-name="T49"><text:tab/></text:span></text:p>
            <text:p><text:span text:style-name="T49"><text:tab/></text:span><text:span text:style-name="T49">fmt.Printf(</text:span><text:span text:style-name="T50">"Generic Map w/ String: %v\n"</text:span><text:span text:style-name="T49">, sout)</text:span></text:p>
            <text:p><text:span text:style-name="T49"><text:tab/></text:span><text:span text:style-name="T49">sout2 := collection(s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</text:span><text:span text:style-name="T46">len</text:span><text:span text:style-name="T49">(x.(</text:span><text:span text:style-name="T46">string</text:span><text:span text:style-name="T49">))</text:span></text:p>
            <text:p><text:span text:style-name="T49"><text:tab/></text:span><text:span text:style-name="T49">})</text:span></text:p>
            <text:p><text:span text:style-name="T49"><text:tab/></text:span><text:span text:style-name="T49">fmt.Printf(</text:span><text:span text:style-name="T50">"Generic Map w/ String: %v\n"</text:span><text:span text:style-name="T49">, sout2)</text:span></text:p>
            <text:p><text:span text:style-name="T49"><text:tab/></text:span><text:span text:style-name="T49">evex3 := collection(vex).Map( </text:span><text:span text:style-name="T46">func</text:span><text:span text:style-name="T49">(x E) E {</text:span></text:p>
            <text:p><text:span text:style-name="T49"><text:tab/></text:span><text:span text:style-name="T49"><text:tab/></text:span><text:span text:style-name="T46">return</text:span><text:span text:style-name="T49"> (x.(</text:span><text:span text:style-name="T46">int</text:span><text:span text:style-name="T49">)+</text:span><text:span text:style-name="T51">1</text:span><text:span text:style-name="T49">)</text:span></text:p>
            <text:p><text:span text:style-name="T49"><text:tab/></text:span><text:span text:style-name="T49">})</text:span></text:p>
            <text:p><text:span text:style-name="T49"><text:tab/></text:span><text:span text:style-name="T49">fmt.Printf(</text:span><text:span text:style-name="T50">"Generic Map: %v\n"</text:span><text:span text:style-name="T49">, evex3)</text:span></text:p>
            <text:p><text:span text:style-name="T46"/></text:p>
          </draw:text-box>
        </draw:frame>
        <draw:custom-shape draw:style-name="gr2" draw:text-style-name="P3" draw:layer="layout" svg:width="23.416cm" svg:height="7.593cm" svg:x="2.116cm" svg:y="9.71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0.923cm" svg:height="6.269cm" svg:x="3.551cm" svg:y="10.506cm">
          <draw:text-box>
            <text:p><text:span text:style-name="T5">Generic Map: [2 3 4 5 6 7 8 9 10]</text:span></text:p>
            <text:p><text:span text:style-name="T5">Generic Map: [2.1 3.1 4.1 5.1 6.1 7.1 8.1 9.1 10.1]</text:span></text:p>
            <text:p><text:span text:style-name="T5">Generic Map w/ String: [aa bb cc]</text:span></text:p>
            <text:p><text:span text:style-name="T5">Generic Map w/ String: [1 1 1]</text:span></text:p>
            <text:p><text:span text:style-name="T5">Generic Map: [2 3 4 5 6 7 8 9 10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574cm" svg:height="9.864cm" svg:x="2.32cm" svg:y="8.362cm">
          <draw:text-box>
            <text:p><text:span text:style-name="T52">// https://stackoverflow.com/questions/12753805/type-converting-slices-of-interfaces-in-go/12754757#12754757</text:span></text:p>
            <text:p><text:span text:style-name="T46">func collection(sliceOfStuff E) Collection {</text:span></text:p>
            <text:p><text:span text:style-name="T46"><text:tab/></text:span><text:span text:style-name="T46">ourSlice := reflect.ValueOf(sliceOfStuff)</text:span></text:p>
            <text:p><text:span text:style-name="T46"><text:tab/></text:span><text:span text:style-name="T46">out := make([]E, ourSlice.Len())</text:span></text:p>
            <text:p><text:span text:style-name="T46"><text:tab/></text:span><text:span text:style-name="T46">for i := </text:span><text:span text:style-name="T51">0</text:span><text:span text:style-name="T46"> ; i &lt; ourSlice.Len(); i++ {</text:span></text:p>
            <text:p><text:span text:style-name="T46"><text:tab/></text:span><text:span text:style-name="T46"><text:tab/></text:span><text:span text:style-name="T46">out[i] = ourSlice.Index(i).Interface()</text:span></text:p>
            <text:p><text:span text:style-name="T46"><text:tab/></text:span><text:span text:style-name="T46">}</text:span></text:p>
            <text:p><text:span text:style-name="T46"><text:tab/></text:span><text:span text:style-name="T46">return out</text:span></text:p>
            <text:p><text:span text:style-name="T46">}</text:span></text:p>
            <text:p><text:span text:style-name="T46">// interface{} is a value and a type tag (new obj)</text:span></text:p>
            <text:p><text:span text:style-name="T4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ow we can write these nice helper functions</text:p>
              </text:list-item>
            </text:list>
          </draw:text-box>
        </draw:frame>
        <draw:frame draw:style-name="gr3" draw:text-style-name="P12" draw:layer="layout" svg:width="23.574cm" svg:height="13.117cm" svg:x="2.16cm" svg:y="6.562cm">
          <draw:text-box>
            <text:p><text:span text:style-name="T46">func</text:span><text:span text:style-name="T49"> Map(coll E, cb (</text:span><text:span text:style-name="T46">func</text:span><text:span text:style-name="T49">(E)E)) ([]E) {</text:span></text:p>
            <text:p><text:span text:style-name="T49"><text:tab/></text:span><text:span text:style-name="T46">return</text:span><text:span text:style-name="T49"> collection(coll).Map(cb)</text:span></text:p>
            <text:p><text:span text:style-name="T49">}</text:span></text:p>
            <text:p><text:span text:style-name="T46">func</text:span><text:span text:style-name="T49"> (iarr Collection) Reduce(cb (</text:span><text:span text:style-name="T46">func</text:span><text:span text:style-name="T49">(E,E)E)) E {</text:span></text:p>
            <text:p><text:span text:style-name="T49"><text:tab/></text:span><text:span text:style-name="T49">o := iarr[</text:span><text:span text:style-name="T51">0</text:span><text:span text:style-name="T49">]</text:span></text:p>
            <text:p><text:span text:style-name="T49"><text:tab/></text:span><text:span text:style-name="T49">m := </text:span><text:span text:style-name="T46">len</text:span><text:span text:style-name="T49">(iarr)</text:span></text:p>
            <text:p><text:span text:style-name="T49"><text:tab/></text:span><text:span text:style-name="T46">for</text:span><text:span text:style-name="T49"> i := </text:span><text:span text:style-name="T51">1</text:span><text:span text:style-name="T49">; i &lt; m; i++ {</text:span></text:p>
            <text:p><text:span text:style-name="T49"><text:tab/></text:span><text:span text:style-name="T49"><text:tab/></text:span><text:span text:style-name="T49">o = cb( iarr[i], o)</text:span></text:p>
            <text:p><text:span text:style-name="T49"><text:tab/></text:span><text:span text:style-name="T49">}</text:span></text:p>
            <text:p><text:span text:style-name="T49"><text:tab/></text:span><text:span text:style-name="T46">return</text:span><text:span text:style-name="T49"> o</text:span></text:p>
            <text:p><text:span text:style-name="T49">}</text:span></text:p>
            <text:p><text:span text:style-name="T46">func</text:span><text:span text:style-name="T49"> Reduce(coll E, cb (</text:span><text:span text:style-name="T46">func</text:span><text:span text:style-name="T49">(E,E)E)) E {</text:span></text:p>
            <text:p><text:span text:style-name="T49"><text:tab/></text:span><text:span text:style-name="T46">return</text:span><text:span text:style-name="T49"> collection(coll).Reduce(cb)</text:span></text:p>
            <text:p><text:span text:style-name="T5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2.701cm" svg:height="2.593cm" svg:x="-0.371cm" svg:y="17.59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o evaluate it</text:p>
              </text:list-item>
            </text:list>
          </draw:text-box>
        </draw:frame>
        <draw:frame draw:style-name="gr3" draw:text-style-name="P12" draw:layer="layout" svg:width="28.515cm" svg:height="15.874cm" svg:x="-0.142cm" svg:y="6.641cm">
          <draw:text-box>
            <text:p><text:span text:style-name="T53"/></text:p>
            <text:p><text:span text:style-name="T53"><text:tab/></text:span><text:span text:style-name="T53">slowMapRes := Map( vex, </text:span><text:span text:style-name="T54">func</text:span><text:span text:style-name="T53">(x E) E { </text:span></text:p>
            <text:p><text:span text:style-name="T53"><text:tab/></text:span><text:span text:style-name="T53"><text:tab/></text:span><text:span text:style-name="T53">y := x.(</text:span><text:span text:style-name="T54">int</text:span><text:span text:style-name="T53">)</text:span></text:p>
            <text:p><text:span text:style-name="T53"><text:tab/></text:span><text:span text:style-name="T53"><text:tab/></text:span><text:span text:style-name="T54">return</text:span><text:span text:style-name="T53"> (y*y)</text:span></text:p>
            <text:p><text:span text:style-name="T53"><text:tab/></text:span><text:span text:style-name="T53">})</text:span></text:p>
            <text:p><text:span text:style-name="T53"><text:tab/></text:span><text:span text:style-name="T53">fmt.Printf(</text:span><text:span text:style-name="T55">"Generic Map function: %v\n"</text:span><text:span text:style-name="T53">, slowMapRes)</text:span></text:p>
            <text:p><text:span text:style-name="T53"/></text:p>
            <text:p><text:span text:style-name="T53"><text:tab/></text:span><text:span text:style-name="T53">slowMapReduce := Reduce( slowMapRes, </text:span><text:span text:style-name="T54">func</text:span><text:span text:style-name="T53">(x E, o E) E {</text:span></text:p>
            <text:p><text:span text:style-name="T53"><text:tab/></text:span><text:span text:style-name="T53"><text:tab/></text:span><text:span text:style-name="T54">return</text:span><text:span text:style-name="T53"> x.(</text:span><text:span text:style-name="T54">int</text:span><text:span text:style-name="T53">) + o.(</text:span><text:span text:style-name="T54">int</text:span><text:span text:style-name="T53">)</text:span></text:p>
            <text:p><text:span text:style-name="T53"><text:tab/></text:span><text:span text:style-name="T53">})</text:span></text:p>
            <text:p><text:span text:style-name="T53"><text:tab/></text:span><text:span text:style-name="T53">fmt.Printf(</text:span><text:span text:style-name="T55">"Generic Reduce function: %v\n"</text:span><text:span text:style-name="T53">, slowMapReduce)</text:span></text:p>
            <text:p><text:span text:style-name="T53"/></text:p>
            <text:p><text:span text:style-name="T53">Generic Map function: [1 4 9 16 25 36 49 64 81]</text:span></text:p>
            <text:p><text:span text:style-name="T53">Generic Reduce function: 285</text:span></text:p>
            <text:p><text:span text:style-name="T53"/></text:p>
            <text:p><text:span text:style-name="T53"/></text:p>
            <text:p><text:span text:style-name="T5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  <text:list-item>
                    <text:p>Generics are possible but come with a cost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 Used and Recommended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5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5">Go Language Patterns </text:span><text:span text:style-name="T5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5">Iterators in Go </text:span><text:span text:style-name="T5"><text:a xlink:href="http://ewencp.org/blog/golang-iterators/" xlink:type="simple">http://ewencp.org/blog/golang-iterators/</text:a></text:span></text:p>
              </text:list-item>
              <text:list-item>
                <text:p><text:span text:style-name="T5">Map in Go https://groups.google.com/forum/#!topic/golang-nuts/RKymTuSCHS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4-02-25T14:59:48</dc:date>
    <dc:creator>Abram Hindle</dc:creator>
    <meta:editing-duration>P1DT21H44M36S</meta:editing-duration>
    <meta:editing-cycles>58</meta:editing-cycles>
    <meta:generator>LibreOffice/3.5$Linux_X86_64 LibreOffice_project/350m1$Build-2</meta:generator>
    <meta:document-statistic meta:object-count="279"/>
  </office:meta>
</office:document-meta>
</file>